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94006b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ff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00" style:font-name="Monospace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8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fo:color="#008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IVA PROJECT [DNA]</text:p>
      <text:p text:style-name="P4">LOG TEST 2</text:p>
      <text:p text:style-name="P1"/>
      <text:p text:style-name="P5">WAREHOUSE INITIALIZING:</text:p>
      <text:p text:style-name="P5">WarehouseManager: Started.</text:p>
      <text:p text:style-name="P5">Configuration read successfully.</text:p>
      <text:p text:style-name="P5">WarehouseManager: Configuration read successfully.</text:p>
      <text:p text:style-name="P5">WarehouseManager: Loaded behaviours</text:p>
      <text:p text:style-name="P5">WarehouseManager: Initial orders loaded: 10</text:p>
      <text:p text:style-name="P5">Order 0002: Started.</text:p>
      <text:p text:style-name="P5">Order 0001: Started.</text:p>
      <text:p text:style-name="P5">Order 0004: Started.</text:p>
      <text:p text:style-name="P5">Order 0003: Started.</text:p>
      <text:p text:style-name="P5">Order 0005: Started.</text:p>
      <text:p text:style-name="P5">Order 0006: Started.</text:p>
      <text:p text:style-name="P5">Order 0007: Started.</text:p>
      <text:p text:style-name="P5">Order 0008: Started.</text:p>
      <text:p text:style-name="P5">Order 0009: Started.</text:p>
      <text:p text:style-name="P5">Order 0010: Started.</text:p>
      <text:p text:style-name="P5">[Order 0001, Order 0002, Order 0003, Order 0004, Order 0005, Order 0006, Order 0007, Order 0008, Order 0009, Order 0010]</text:p>
      <text:p text:style-name="P1"/>
      <text:p text:style-name="P7">SHELF AGENTS:</text:p>
      <text:p text:style-name="P7">Agent at: (88.75, 65.21).</text:p>
      <text:p text:style-name="P7">Shelf1: Initializing inventory of type -- Default --.</text:p>
      <text:p text:style-name="P7">Agent at: (85.66, 27.34).</text:p>
      <text:p text:style-name="P7">Shelf2: Initializing inventory of type -- Default --.</text:p>
      <text:p text:style-name="P7">Agent at: (15.24, 88.01).</text:p>
      <text:p text:style-name="P7">Shelf3: Initializing inventory of type -- Default --.</text:p>
      <text:p text:style-name="P7">Agent at: (19.11, 30.32).</text:p>
      <text:p text:style-name="P7">Shelf4: Initializing inventory of type -- Default --.</text:p>
      <text:p text:style-name="P2"/>
      <text:p text:style-name="P8">ROBOT AGENTS:</text:p>
      <text:p text:style-name="P8">--ROBOT------------------</text:p>
      <text:p text:style-name="P8">Agent: Diego</text:p>
      <text:p text:style-name="P8">Agent at: (5.10, 35.70).</text:p>
      <text:p text:style-name="P8">-------------------------</text:p>
      <text:p text:style-name="P8">--ROBOT------------------</text:p>
      <text:p text:style-name="P8">Agent: Argen</text:p>
      <text:p text:style-name="P8">Agent at: (45.21, 88.88).</text:p>
      <text:p text:style-name="P8">-------------------------</text:p>
      <text:p text:style-name="P8">--ROBOT------------------</text:p>
      <text:p text:style-name="P8">Agent: Nicolas</text:p>
      <text:p text:style-name="P8">Agent at: (1.74, 0.02).</text:p>
      <text:p text:style-name="P8">-------------------------</text:p>
      <text:p text:style-name="P2"/>
      <text:p text:style-name="P9">PICKER AGENTS:</text:p>
      <text:p text:style-name="P9">--PICKER-------------</text:p>
      <text:p text:style-name="P9">Agent: KRAKEN</text:p>
      <text:p text:style-name="P9">Picker Launched!</text:p>
      <text:p text:style-name="P9">Agent at: (57.09, 79.26).</text:p>
      <text:p text:style-name="P9">---------------------</text:p>
      <text:p text:style-name="P9">--PICKER-------------</text:p>
      <text:p text:style-name="P9">Agent: HYDRA</text:p>
      <text:p text:style-name="P9">Picker Launched!</text:p>
      <text:p text:style-name="P9">Agent at: (58.14, 51.60).</text:p>
      <text:p text:style-name="P9">---------------------</text:p>
      <text:p text:style-name="P2"/>
      <text:p text:style-name="P1"><text:soft-page-break/>FIRST ORDER: 003</text:p>
      <text:p text:style-name="P1">------------------------------------</text:p>
      <text:p text:style-name="P9">KRAKEN [searching orders].</text:p>
      <text:p text:style-name="P9">Found the following orders:</text:p>
      <text:p text:style-name="P9"><text:s text:c="2"/>&gt; Order 0005@10.20.120.148:1099/JADE</text:p>
      <text:p text:style-name="P9"><text:s text:c="2"/>&gt; Order 0004@10.20.120.148:1099/JADE</text:p>
      <text:p text:style-name="P9"><text:s text:c="2"/>&gt; Order 0010@10.20.120.148:1099/JADE</text:p>
      <text:p text:style-name="P9"><text:s text:c="2"/>&gt; Order 0008@10.20.120.148:1099/JADE</text:p>
      <text:p text:style-name="P9"><text:s text:c="2"/>&gt; Order 0006@10.20.120.148:1099/JADE</text:p>
      <text:p text:style-name="P9"><text:s text:c="2"/>&gt; Order 0001@10.20.120.148:1099/JADE</text:p>
      <text:p text:style-name="P9"><text:s text:c="2"/>&gt; Order 0009@10.20.120.148:1099/JADE</text:p>
      <text:p text:style-name="P9"><text:s text:c="2"/>&gt; Order 0007@10.20.120.148:1099/JADE</text:p>
      <text:p text:style-name="P9"><text:s text:c="2"/>&gt; Order 0002@10.20.120.148:1099/JADE</text:p>
      <text:p text:style-name="P9"><text:s text:c="2"/>&gt; Order 0003@10.20.120.148:1099/JADE</text:p>
      <text:p text:style-name="P9">------------------------------------</text:p>
      <text:p text:style-name="P9">KRAKEN: Requested Order 0003.</text:p>
      <text:p text:style-name="P9">Order 0003 assigned to KRAKEN.</text:p>
      <text:p text:style-name="P9">Order 0003: Requesting parts...</text:p>
      <text:p text:style-name="P9">KRAKEN: Received order. Status: busy.</text:p>
      <text:p text:style-name="P9">Order 0003</text:p>
      <text:p text:style-name="P11">WarehouseManager: There is a total of 9 pending orders and 1 assigned orders.</text:p>
      <text:p text:style-name="P2"/>
      <text:p text:style-name="P9">KRAKEN: Requesting pieces</text:p>
      <text:p text:style-name="P7">Shelf1: Order request received</text:p>
      <text:p text:style-name="P7">Shelf3: Order request received</text:p>
      <text:p text:style-name="P7">Shelf2: Order request received</text:p>
      <text:p text:style-name="P7">Shelf4: Order request received</text:p>
      <text:p text:style-name="P7">Shelf1: deregistering service.</text:p>
      <text:p text:style-name="P7">Shelf1: All pieces are available. Sending position...</text:p>
      <text:p text:style-name="P7">Shelf3: deregistering service.</text:p>
      <text:p text:style-name="P7">Shelf3: All pieces are available. Sending position...</text:p>
      <text:p text:style-name="P7">Shelf2: deregistering service.</text:p>
      <text:p text:style-name="P7">Shelf2: All pieces are available. Sending position...</text:p>
      <text:p text:style-name="P7">Shelf4: deregistering service.</text:p>
      <text:p text:style-name="P7">Shelf4: All pieces are available. Sending position...</text:p>
      <text:p text:style-name="P9">KRAKEN: Selected Closest Shelf: Shelf1</text:p>
      <text:p text:style-name="P1"/>
      <text:p text:style-name="P7">Shelf2: registering service.</text:p>
      <text:p text:style-name="P7">Shelf3: registering service.</text:p>
      <text:p text:style-name="P7">Shelf4: registering service.</text:p>
      <text:p text:style-name="P2"><text:span text:style-name="T1"/></text:p>
      <text:p text:style-name="P2"><text:span text:style-name="T1"/></text:p>
      <text:p text:style-name="P9">------------------------------------</text:p>
      <text:p text:style-name="P9">KRAKEN: [searching agents].</text:p>
      <text:p text:style-name="P9">Active agents:</text:p>
      <text:p text:style-name="P9"><text:s text:c="2"/>&gt; Diego@10.20.120.148:1099/JADE</text:p>
      <text:p text:style-name="P9"><text:s text:c="2"/>&gt; Nicolas@10.20.120.148:1099/JADE</text:p>
      <text:p text:style-name="P9"><text:s text:c="2"/>&gt; Argen@10.20.120.148:1099/JADE</text:p>
      <text:p text:style-name="P9">Robot picking will take place.</text:p>
      <text:p text:style-name="P9">------------------------------------</text:p>
      <text:p text:style-name="P2"/>
      <text:p text:style-name="P8">--------------------------</text:p>
      <text:p text:style-name="P8">Argen: [message received].</text:p>
      <text:p text:style-name="P8"><text:s text:c="2"/>&gt; Command: localization</text:p>
      <text:p text:style-name="P8"><text:s text:c="2"/>&gt; Location: (45.21, 88.88)</text:p>
      <text:p text:style-name="P8"><text:s text:c="2"/>&gt; I have sent my localization</text:p>
      <text:p text:style-name="P8">-------------------------</text:p>
      <text:p text:style-name="P8"/>
      <text:p text:style-name="P8"><text:soft-page-break/></text:p>
      <text:p text:style-name="P8">--------------------------</text:p>
      <text:p text:style-name="P8">Nicolas: [message received].</text:p>
      <text:p text:style-name="P8"><text:s text:c="2"/>&gt; Command: localization</text:p>
      <text:p text:style-name="P8"><text:s text:c="2"/>&gt; Location: (1.74, 0.02)</text:p>
      <text:p text:style-name="P8"><text:s text:c="2"/>&gt; I have sent my localization</text:p>
      <text:p text:style-name="P8">-------------------------</text:p>
      <text:p text:style-name="P8">--------------------------</text:p>
      <text:p text:style-name="P8">Diego: [message received].</text:p>
      <text:p text:style-name="P8"><text:s text:c="2"/>&gt; Command: localization</text:p>
      <text:p text:style-name="P8"><text:s text:c="2"/>&gt; Location: (5.10, 35.70)</text:p>
      <text:p text:style-name="P1"><text:span text:style-name="T3"><text:s text:c="2"/>&gt; I have sent my localizatio</text:span>n</text:p>
      <text:p text:style-name="P1">-------------------------</text:p>
      <text:p text:style-name="P2"/>
      <text:p text:style-name="P10">------------------------------------</text:p>
      <text:p text:style-name="P10">KRAKEN: [commanding to fetch].</text:p>
      <text:p text:style-name="P10"><text:s text:c="2"/>&gt; Closest robot found: Argen</text:p>
      <text:p text:style-name="P10"><text:s text:c="2"/>&gt; Fetch sent to the chosen agent.</text:p>
      <text:p text:style-name="P10"><text:s text:c="2"/>&gt; Waiting for finalization.</text:p>
      <text:p text:style-name="P10">------------------------------------</text:p>
      <text:p text:style-name="P8">--------------------------</text:p>
      <text:p text:style-name="P8">Argen: [message received].</text:p>
      <text:p text:style-name="P8"><text:s text:c="2"/>&gt; Command: fetch</text:p>
      <text:p text:style-name="P8">Argen: [fetching].</text:p>
      <text:p text:style-name="P8"><text:s text:c="2"/>&gt; Picker at: 57.09,79.26</text:p>
      <text:p text:style-name="P8"><text:s text:c="2"/>&gt; Target at: 88.75,65.21</text:p>
      <text:p text:style-name="P8">--------------------------</text:p>
      <text:p text:style-name="P8">------------------------------------</text:p>
      <text:p text:style-name="P8">Argen: [report].</text:p>
      <text:p text:style-name="P8"><text:s text:c="2"/>&gt; Shelf has been fetched.</text:p>
      <text:p text:style-name="P8">------------------------------------</text:p>
      <text:p text:style-name="P2"/>
      <text:p text:style-name="P9">------------------------------------</text:p>
      <text:p text:style-name="P9">KRAKEN: [status].</text:p>
      <text:p text:style-name="P9"><text:s text:c="2"/>&gt; Shelf here</text:p>
      <text:p text:style-name="P9"><text:s text:c="2"/>&gt; Proceeding with the order.</text:p>
      <text:p text:style-name="P9">------------------------------------</text:p>
      <text:p text:style-name="P2"/>
      <text:p text:style-name="P8">--------------------------</text:p>
      <text:p text:style-name="P8">Argen: [message received].</text:p>
      <text:p text:style-name="P8"><text:s text:c="2"/>&gt; Command: return</text:p>
      <text:p text:style-name="P8">Argen: [returning].</text:p>
      <text:p text:style-name="P8"><text:s text:c="2"/>&gt; Shelf: Shelf1</text:p>
      <text:p text:style-name="P8"><text:s text:c="2"/>&gt; Returned to: 88.75,65.21</text:p>
      <text:p text:style-name="P8">--------------------------</text:p>
      <text:p text:style-name="P1"/>
      <text:p text:style-name="P7">Shelf1: registering service.</text:p>
      <text:p text:style-name="P7">Shelf1@10.20.120.148:1099/JADE: Only 99 vtxs left.</text:p>
      <text:p text:style-name="P7">Shelf1@10.20.120.148:1099/JADE: Only 99 gimbals left.</text:p>
      <text:p text:style-name="P7">Shelf1@10.20.120.148:1099/JADE: Only 88 wiress left.</text:p>
      <text:p text:style-name="P7">Shelf1@10.20.120.148:1099/JADE: Only 99 landinggears left.</text:p>
      <text:p text:style-name="P7">Shelf1@10.20.120.148:1099/JADE: Only 99 pmus left.</text:p>
      <text:p text:style-name="P7">Shelf1@10.20.120.148:1099/JADE: Only 94 escs left.</text:p>
      <text:p text:style-name="P7">Shelf1@10.20.120.148:1099/JADE: Only 99 gcus left.</text:p>
      <text:p text:style-name="P7">Shelf1@10.20.120.148:1099/JADE: Only 99 covers left.</text:p>
      <text:p text:style-name="P7">Shelf1@10.20.120.148:1099/JADE: Only 94 motors left.</text:p>
      <text:p text:style-name="P7">Shelf1@10.20.120.148:1099/JADE: Only 88 cabless left.</text:p>
      <text:p text:style-name="P7">Shelf1@10.20.120.148:1099/JADE: Only 99 bases left.</text:p>
      <text:p text:style-name="P7"><text:soft-page-break/>Shelf1@10.20.120.148:1099/JADE: Only 99 iosds left.</text:p>
      <text:p text:style-name="P7">Shelf1@10.20.120.148:1099/JADE: Only 96 blades left.</text:p>
      <text:p text:style-name="P7">Shelf1@10.20.120.148:1099/JADE: Only 99 globalmounts left.</text:p>
      <text:p text:style-name="P7">Shelf1@10.20.120.148:1099/JADE: Only 97 armss left.</text:p>
      <text:p text:style-name="P7">Shelf1@10.20.120.148:1099/JADE: Only 99 imus left.</text:p>
      <text:p text:style-name="P7">Shelf1@10.20.120.148:1099/JADE: Only 99 nazams left.</text:p>
      <text:p text:style-name="P7">Shelf1@10.20.120.148:1099/JADE: Only 99 rxs left.</text:p>
      <text:p text:style-name="P13">ORDER 2: 002</text:p>
      <text:p text:style-name="P1">------------------------------------</text:p>
      <text:p text:style-name="P9">HYDRA [searching orders].</text:p>
      <text:p text:style-name="P9">Found the following orders:</text:p>
      <text:p text:style-name="P9"><text:s text:c="2"/>&gt; Order 0005@10.20.120.148:1099/JADE</text:p>
      <text:p text:style-name="P9"><text:s text:c="2"/>&gt; Order 0004@10.20.120.148:1099/JADE</text:p>
      <text:p text:style-name="P9"><text:s text:c="2"/>&gt; Order 0010@10.20.120.148:1099/JADE</text:p>
      <text:p text:style-name="P9"><text:s text:c="2"/>&gt; Order 0008@10.20.120.148:1099/JADE</text:p>
      <text:p text:style-name="P9"><text:s text:c="2"/>&gt; Order 0006@10.20.120.148:1099/JADE</text:p>
      <text:p text:style-name="P9"><text:s text:c="2"/>&gt; Order 0001@10.20.120.148:1099/JADE</text:p>
      <text:p text:style-name="P9"><text:s text:c="2"/>&gt; Order 0009@10.20.120.148:1099/JADE</text:p>
      <text:p text:style-name="P9"><text:s text:c="2"/>&gt; Order 0007@10.20.120.148:1099/JADE</text:p>
      <text:p text:style-name="P9"><text:s text:c="2"/>&gt; Order 0002@10.20.120.148:1099/JADE</text:p>
      <text:p text:style-name="P9">------------------------------------</text:p>
      <text:p text:style-name="P9"/>
      <text:p text:style-name="P9">HYDRA: Requested Order 0002.</text:p>
      <text:p text:style-name="P9">Order 0002 assigned to HYDRA.</text:p>
      <text:p text:style-name="P9">Order 0002: Requesting parts...</text:p>
      <text:p text:style-name="P9">HYDRA: Received order. Status: busy.</text:p>
      <text:p text:style-name="P9">Order 0002</text:p>
      <text:p text:style-name="P11">WarehouseManager: There is a total of 8 pending orders and 2 assigned orders.</text:p>
      <text:p text:style-name="P1"/>
      <text:p text:style-name="P9">HYDRA: Requesting pieces</text:p>
      <text:p text:style-name="P7">Shelf2: Order request received</text:p>
      <text:p text:style-name="P7">Shelf3: Order request received</text:p>
      <text:p text:style-name="P7">Shelf4: Order request received</text:p>
      <text:p text:style-name="P7"/>
      <text:p text:style-name="P7">Shelf2: deregistering service.</text:p>
      <text:p text:style-name="P7">Shelf2: All pieces are available. Sending position...</text:p>
      <text:p text:style-name="P7">Shelf3: deregistering service.</text:p>
      <text:p text:style-name="P7">Shelf3: All pieces are available. Sending position...</text:p>
      <text:p text:style-name="P7">Shelf4: deregistering service.</text:p>
      <text:p text:style-name="P7">Shelf4: All pieces are available. Sending position...</text:p>
      <text:p text:style-name="P9">HYDRA: Selected Closest Shelf: Shelf2</text:p>
      <text:p text:style-name="P2"/>
      <text:p text:style-name="P7">Shelf3: registering service.</text:p>
      <text:p text:style-name="P7">Shelf4: registering service.</text:p>
      <text:p text:style-name="P1"/>
      <text:p text:style-name="P9">------------------------------------</text:p>
      <text:p text:style-name="P9">HYDRA: [searching agents].</text:p>
      <text:p text:style-name="P9">Active agents:</text:p>
      <text:p text:style-name="P9"><text:s text:c="2"/>&gt; Diego@10.20.120.148:1099/JADE</text:p>
      <text:p text:style-name="P9"><text:s text:c="2"/>&gt; Nicolas@10.20.120.148:1099/JADE</text:p>
      <text:p text:style-name="P9">Robot picking will take place.</text:p>
      <text:p text:style-name="P9">------------------------------------</text:p>
      <text:p text:style-name="P2"/>
      <text:p text:style-name="P8">--------------------------</text:p>
      <text:p text:style-name="P8">Nicolas: [message received].</text:p>
      <text:p text:style-name="P8"><text:s text:c="2"/>&gt; Command: localization</text:p>
      <text:p text:style-name="P8"><text:s text:c="2"/>&gt; Location: (1.74, 0.02)</text:p>
      <text:p text:style-name="P8"><text:s text:c="2"/>&gt; I have sent my localization</text:p>
      <text:p text:style-name="P8">-------------------------</text:p>
      <text:p text:style-name="P8">--------------------------</text:p>
      <text:p text:style-name="P8">Diego: [message received].</text:p>
      <text:p text:style-name="P8"><text:s text:c="2"/>&gt; Command: localization</text:p>
      <text:p text:style-name="P8"><text:s text:c="2"/>&gt; Location: (5.10, 35.70)</text:p>
      <text:p text:style-name="P8"><text:s text:c="2"/>&gt; I have sent my localization</text:p>
      <text:p text:style-name="P8">-------------------------</text:p>
      <text:p text:style-name="P14">------------------------------------</text:p>
      <text:p text:style-name="P9">HYDRA: [commanding to fetch].</text:p>
      <text:p text:style-name="P9"><text:s text:c="2"/>&gt; Closest robot found: Diego</text:p>
      <text:p text:style-name="P9"><text:s text:c="2"/>&gt; Fetch sent to the chosen agent.</text:p>
      <text:p text:style-name="P9"><text:s text:c="2"/>&gt; Waiting for finalization.</text:p>
      <text:p text:style-name="P9">------------------------------------</text:p>
      <text:p text:style-name="P8">--------------------------</text:p>
      <text:p text:style-name="P8">Diego: [message received].</text:p>
      <text:p text:style-name="P8"><text:s text:c="2"/>&gt; Command: fetch</text:p>
      <text:p text:style-name="P8">Diego: [fetching].</text:p>
      <text:p text:style-name="P8"><text:s text:c="2"/>&gt; Picker at: 58.14,51.60</text:p>
      <text:p text:style-name="P8"><text:s text:c="2"/>&gt; Target at: 85.66,27.34</text:p>
      <text:p text:style-name="P8">--------------------------</text:p>
      <text:p text:style-name="P2"/>
      <text:p text:style-name="P2"/>
      <text:p text:style-name="P8">------------------------------------</text:p>
      <text:p text:style-name="P8">Diego: [report].</text:p>
      <text:p text:style-name="P8"><text:s text:c="2"/>&gt; Shelf has been fetched.</text:p>
      <text:p text:style-name="P8">------------------------------------</text:p>
      <text:p text:style-name="P9"/>
      <text:p text:style-name="P9">------------------------------------</text:p>
      <text:p text:style-name="P9">HYDRA: [status].</text:p>
      <text:p text:style-name="P9"><text:s text:c="2"/>&gt; Shelf here</text:p>
      <text:p text:style-name="P9"><text:s text:c="2"/>&gt; Proceeding with the order.</text:p>
      <text:p text:style-name="P9">------------------------------------</text:p>
      <text:p text:style-name="P2"/>
      <text:p text:style-name="P8">--------------------------</text:p>
      <text:p text:style-name="P8">Diego: [message received].</text:p>
      <text:p text:style-name="P8"><text:s text:c="2"/>&gt; Command: return</text:p>
      <text:p text:style-name="P8">Diego: [returning].</text:p>
      <text:p text:style-name="P8"><text:s text:c="2"/>&gt; Shelf: Shelf2</text:p>
      <text:p text:style-name="P8"><text:s text:c="2"/>&gt; Returned to: 85.66,27.34</text:p>
      <text:p text:style-name="P8">--------------------------</text:p>
      <text:p text:style-name="P1"/>
      <text:p text:style-name="P7">Shelf2: registering service.</text:p>
      <text:p text:style-name="P7">Shelf2@10.20.120.148:1099/JADE: Only 99 vtxs left.</text:p>
      <text:p text:style-name="P7">Shelf2@10.20.120.148:1099/JADE: Only 99 gimbals left.</text:p>
      <text:p text:style-name="P7">Shelf2@10.20.120.148:1099/JADE: Only 84 wiress left.</text:p>
      <text:p text:style-name="P7">Shelf2@10.20.120.148:1099/JADE: Only 99 landinggears left.</text:p>
      <text:p text:style-name="P7">Shelf2@10.20.120.148:1099/JADE: Only 99 pmus left.</text:p>
      <text:p text:style-name="P7">Shelf2@10.20.120.148:1099/JADE: Only 92 escs left.</text:p>
      <text:p text:style-name="P7">Shelf2@10.20.120.148:1099/JADE: Only 99 gcus left.</text:p>
      <text:p text:style-name="P7">Shelf2@10.20.120.148:1099/JADE: Only 99 covers left.</text:p>
      <text:p text:style-name="P7">Shelf2@10.20.120.148:1099/JADE: Only 92 motors left.</text:p>
      <text:p text:style-name="P7">Shelf2@10.20.120.148:1099/JADE: Only 84 cabless left.</text:p>
      <text:p text:style-name="P7">Shelf2@10.20.120.148:1099/JADE: Only 99 bases left.</text:p>
      <text:p text:style-name="P7">Shelf2@10.20.120.148:1099/JADE: Only 99 iosds left.</text:p>
      <text:p text:style-name="P7">Shelf2@10.20.120.148:1099/JADE: Only 95 blades left.</text:p>
      <text:p text:style-name="P7">Shelf2@10.20.120.148:1099/JADE: Only 99 globalmounts left.</text:p>
      <text:p text:style-name="P7">Shelf2@10.20.120.148:1099/JADE: Only 96 armss left.</text:p>
      <text:p text:style-name="P7">Shelf2@10.20.120.148:1099/JADE: Only 99 imus left.</text:p>
      <text:p text:style-name="P7">Shelf2@10.20.120.148:1099/JADE: Only 99 nazams left.</text:p>
      <text:p text:style-name="P7">Shelf2@10.20.120.148:1099/JADE: Only 99 rxs left.</text:p>
      <text:p text:style-name="P7"/>
      <text:p text:style-name="P12"/>
      <text:p text:style-name="P2"><text:span text:style-name="T1"/></text:p>
      <text:p text:style-name="P13"><text:span text:style-name="T1">------------------------------------</text:span></text:p>
      <text:p text:style-name="P1">KRAKEN [searching orders].</text:p>
      <text:p text:style-name="P1">Found the following orders:</text:p>
      <text:p text:style-name="P1"><text:s text:c="2"/>&gt; Order 0005@10.20.120.148:1099/JADE</text:p>
      <text:p text:style-name="P1"><text:s text:c="2"/>&gt; Order 0004@10.20.120.148:1099/JADE</text:p>
      <text:p text:style-name="P1"><text:s text:c="2"/>&gt; Order 0010@10.20.120.148:1099/JADE</text:p>
      <text:p text:style-name="P1"><text:s text:c="2"/>&gt; Order 0008@10.20.120.148:1099/JADE</text:p>
      <text:p text:style-name="P1"><text:s text:c="2"/>&gt; Order 0006@10.20.120.148:1099/JADE</text:p>
      <text:p text:style-name="P1"><text:s text:c="2"/>&gt; Order 0001@10.20.120.148:1099/JADE</text:p>
      <text:p text:style-name="P1"><text:s text:c="2"/>&gt; Order 0009@10.20.120.148:1099/JADE</text:p>
      <text:p text:style-name="P1"><text:s text:c="2"/>&gt; Order 0007@10.20.120.148:1099/JADE</text:p>
      <text:p text:style-name="P1">------------------------------------</text:p>
      <text:p text:style-name="P2"/>
      <text:p text:style-name="P1">KRAKEN: Requested Order 0007.</text:p>
      <text:p text:style-name="P1">Order 0007 assigned to KRAKEN.</text:p>
      <text:p text:style-name="P1">Order 0007: Requesting parts...</text:p>
      <text:p text:style-name="P1">Order 0007</text:p>
      <text:p text:style-name="P1">WarehouseManager: There is a total of 7 pending orders and 3 assigned orders.</text:p>
      <text:p text:style-name="P1">KRAKEN: Received order. Status: busy.</text:p>
      <text:p text:style-name="P2"/>
      <text:p text:style-name="P2"/>
      <text:p text:style-name="P1">-SEARCHING FOR AGENTS---------------</text:p>
      <text:p text:style-name="P1">KRAKEN: Found the following active agents:</text:p>
      <text:p text:style-name="P1">------------------------------------</text:p>
      <text:p text:style-name="P2"/>
      <text:p text:style-name="P1">KRAKEN: Requesting pieces</text:p>
      <text:p text:style-name="P1">Shelf3: Order request received</text:p>
      <text:p text:style-name="P1">Shelf4: Order request received</text:p>
      <text:p text:style-name="P1">Shelf3: deregistering service.</text:p>
      <text:p text:style-name="P1">Shelf3: All pieces are available. Sending position...</text:p>
      <text:p text:style-name="P1">Shelf4: deregistering service.</text:p>
      <text:p text:style-name="P1">Shelf4: All pieces are available. Sending position...</text:p>
      <text:p text:style-name="P1">KRAKEN: Selected Closest Shelf: ( agent-identifier :name Shelf3@10.20.120.148:1099/JADE <text:s/>:addresses (sequence http://laverden-X55C:7778/acc ))</text:p>
      <text:p text:style-name="P2"/>
      <text:p text:style-name="P1">Shelf4: registering service.</text:p>
      <text:p text:style-name="P2"/>
      <text:p text:style-name="P1">------------------------------------</text:p>
      <text:p text:style-name="P1">HYDRA [searching orders].</text:p>
      <text:p text:style-name="P1">Found the following orders:</text:p>
      <text:p text:style-name="P1"><text:s text:c="2"/>&gt; Order 0005@10.20.120.148:1099/JADE</text:p>
      <text:p text:style-name="P1"><text:s text:c="2"/>&gt; Order 0004@10.20.120.148:1099/JADE</text:p>
      <text:p text:style-name="P1"><text:s text:c="2"/>&gt; Order 0010@10.20.120.148:1099/JADE</text:p>
      <text:p text:style-name="P1"><text:s text:c="2"/>&gt; Order 0008@10.20.120.148:1099/JADE</text:p>
      <text:p text:style-name="P1"><text:s text:c="2"/>&gt; Order 0006@10.20.120.148:1099/JADE</text:p>
      <text:p text:style-name="P1"><text:s text:c="2"/>&gt; Order 0001@10.20.120.148:1099/JADE</text:p>
      <text:p text:style-name="P1"><text:s text:c="2"/>&gt; Order 0009@10.20.120.148:1099/JADE</text:p>
      <text:p text:style-name="P1">------------------------------------</text:p>
      <text:p text:style-name="P2"/>
      <text:p text:style-name="P1">HYDRA: Requested Order 0009.</text:p>
      <text:p text:style-name="P1">Order 0009 assigned to HYDRA.</text:p>
      <text:p text:style-name="P1">Order 0009: Requesting parts...</text:p>
      <text:p text:style-name="P1">HYDRA: Received order. Status: busy.</text:p>
      <text:p text:style-name="P1">Order 0009</text:p>
      <text:p text:style-name="P1">WarehouseManager: There is a total of 6 pending orders and 4 assigned orders.</text:p>
      <text:p text:style-name="P1"/>
      <text:p text:style-name="P1">------------------------------------</text:p>
      <text:p text:style-name="P1"><text:soft-page-break/>KRAKEN: [searching agents].</text:p>
      <text:p text:style-name="P1">Active agents:</text:p>
      <text:p text:style-name="P1"><text:s text:c="2"/>&gt; Nicolas@10.20.120.148:1099/JADE</text:p>
      <text:p text:style-name="P1">Robot picking will take place.</text:p>
      <text:p text:style-name="P1">------------------------------------</text:p>
      <text:p text:style-name="P2"/>
      <text:p text:style-name="P1">--------------------------</text:p>
      <text:p text:style-name="P1">Nicolas: [message received].</text:p>
      <text:p text:style-name="P1"><text:s text:c="2"/>&gt; Command: localization</text:p>
      <text:p text:style-name="P2"/>
      <text:p text:style-name="P2"/>
      <text:p text:style-name="P1">-SEARCHING FOR AGENTS---------------</text:p>
      <text:p text:style-name="P1">HYDRA: Found the following active agents:</text:p>
      <text:p text:style-name="P1">------------------------------------</text:p>
      <text:p text:style-name="P2"/>
      <text:p text:style-name="P1">HYDRA: Requesting pieces</text:p>
      <text:p text:style-name="P1">Shelf4: Order request received</text:p>
      <text:p text:style-name="P1"><text:s text:c="2"/>&gt; Location: (1.74, 0.02)</text:p>
      <text:p text:style-name="P1"><text:s text:c="2"/>&gt; I have sent my localization</text:p>
      <text:p text:style-name="P1">-------------------------</text:p>
      <text:p text:style-name="P2"/>
      <text:p text:style-name="P1">Shelf4: deregistering service.</text:p>
      <text:p text:style-name="P1">Shelf4: All pieces are available. Sending position...</text:p>
      <text:p text:style-name="P1">HYDRA: Selected Closest Shelf: ( agent-identifier :name Shelf4@10.20.120.148:1099/JADE <text:s/>:addresses (sequence http://laverden-X55C:7778/acc ))</text:p>
      <text:p text:style-name="P1">------------------------------------</text:p>
      <text:p text:style-name="P1">KRAKEN: [commanding to fetch].</text:p>
      <text:p text:style-name="P1"><text:s text:c="2"/>&gt; Closest robot found: Nicolas</text:p>
      <text:p text:style-name="P1"><text:s text:c="2"/>&gt; Fetch sent to the chosen agent.</text:p>
      <text:p text:style-name="P1"><text:s text:c="2"/>&gt; Waiting for finalization.</text:p>
      <text:p text:style-name="P1">------------------------------------</text:p>
      <text:p text:style-name="P1">--------------------------</text:p>
      <text:p text:style-name="P1">Nicolas: [message received].</text:p>
      <text:p text:style-name="P1"><text:s text:c="2"/>&gt; Command: fetch</text:p>
      <text:p text:style-name="P1">Nicolas: [fetching].</text:p>
      <text:p text:style-name="P1"><text:s text:c="2"/>&gt; Picker at: 57.09,79.26</text:p>
      <text:p text:style-name="P1"><text:s text:c="2"/>&gt; Target at: 15.24,88.01</text:p>
      <text:p text:style-name="P1">--------------------------</text:p>
      <text:p text:style-name="P2"/>
      <text:p text:style-name="P2"/>
      <text:p text:style-name="P1">------------------------------------</text:p>
      <text:p text:style-name="P1">Argen: [report].</text:p>
      <text:p text:style-name="P1"><text:s text:c="2"/>&gt; Shelf has been returned.</text:p>
      <text:p text:style-name="P1">------------------------------------</text:p>
      <text:p text:style-name="P1"/>
      <text:p text:style-name="P1">------------------------------------</text:p>
      <text:p text:style-name="P1">HYDRA: [searching agents].</text:p>
      <text:p text:style-name="P1">Active agents:</text:p>
      <text:p text:style-name="P1"><text:s text:c="2"/>&gt; Argen@10.20.120.148:1099/JADE</text:p>
      <text:p text:style-name="P1">Robot picking will take place.</text:p>
      <text:p text:style-name="P1">------------------------------------</text:p>
      <text:p text:style-name="P2"/>
      <text:p text:style-name="P1">--------------------------</text:p>
      <text:p text:style-name="P1">Argen: [message received].</text:p>
      <text:p text:style-name="P1"><text:s text:c="2"/>&gt; Command: localization</text:p>
      <text:p text:style-name="P1"><text:s text:c="2"/>&gt; Location: (45.21, 88.88)</text:p>
      <text:p text:style-name="P1"><text:s text:c="2"/>&gt; I have sent my localization</text:p>
      <text:p text:style-name="P1"><text:soft-page-break/>-------------------------</text:p>
      <text:p text:style-name="P2"/>
      <text:p text:style-name="P1">------------------------------------</text:p>
      <text:p text:style-name="P1">HYDRA: [commanding to fetch].</text:p>
      <text:p text:style-name="P1"><text:s text:c="2"/>&gt; Closest robot found: Argen</text:p>
      <text:p text:style-name="P1"><text:s text:c="2"/>&gt; Fetch sent to the chosen agent.</text:p>
      <text:p text:style-name="P1"><text:s text:c="2"/>&gt; Waiting for finalization.</text:p>
      <text:p text:style-name="P1">------------------------------------</text:p>
      <text:p text:style-name="P1">--------------------------</text:p>
      <text:p text:style-name="P1">Argen: [message received].</text:p>
      <text:p text:style-name="P1"><text:s text:c="2"/>&gt; Command: fetch</text:p>
      <text:p text:style-name="P1">Argen: [fetching].</text:p>
      <text:p text:style-name="P1"><text:s text:c="2"/>&gt; Picker at: 58.14,51.60</text:p>
      <text:p text:style-name="P1"><text:s text:c="2"/>&gt; Target at: 19.11,30.32</text:p>
      <text:p text:style-name="P1">--------------------------</text:p>
      <text:p text:style-name="P2"/>
      <text:p text:style-name="P2"/>
      <text:p text:style-name="P1">------------------------------------</text:p>
      <text:p text:style-name="P1">Diego: [report].</text:p>
      <text:p text:style-name="P1"><text:s text:c="2"/>&gt; Shelf has been returned.</text:p>
      <text:p text:style-name="P1">------------------------------------</text:p>
      <text:p text:style-name="P2"/>
      <text:p text:style-name="P1"/>
      <text:p text:style-name="P2"/>
      <text:p text:style-name="P1">------------------------------------</text:p>
      <text:p text:style-name="P1">Nicolas: [report].</text:p>
      <text:p text:style-name="P1"><text:s text:c="2"/>&gt; Shelf has been fetched.</text:p>
      <text:p text:style-name="P1">------------------------------------</text:p>
      <text:p text:style-name="P2"/>
      <text:p text:style-name="P1">------------------------------------</text:p>
      <text:p text:style-name="P1">KRAKEN: [status].</text:p>
      <text:p text:style-name="P1"><text:s text:c="2"/>&gt; Shelf here</text:p>
      <text:p text:style-name="P1"><text:s text:c="2"/>&gt; Proceeding with the order.</text:p>
      <text:p text:style-name="P1">------------------------------------</text:p>
      <text:p text:style-name="P2"/>
      <text:p text:style-name="P1">--------------------------</text:p>
      <text:p text:style-name="P1">Nicolas: [message received].</text:p>
      <text:p text:style-name="P1"><text:s text:c="2"/>&gt; Command: return</text:p>
      <text:p text:style-name="P1">Nicolas: [returning].</text:p>
      <text:p text:style-name="P1"><text:s text:c="2"/>&gt; Shelf: Shelf3</text:p>
      <text:p text:style-name="P1"><text:s text:c="2"/>&gt; Returned to: 15.24,88.01</text:p>
      <text:p text:style-name="P1">--------------------------</text:p>
      <text:p text:style-name="P2"/>
      <text:p text:style-name="P1">------------------------------------</text:p>
      <text:p text:style-name="P1">KRAKEN [searching orders].</text:p>
      <text:p text:style-name="P1">Found the following orders:</text:p>
      <text:p text:style-name="P1"><text:s text:c="2"/>&gt; Order 0005@10.20.120.148:1099/JADE</text:p>
      <text:p text:style-name="P1"><text:s text:c="2"/>&gt; Order 0004@10.20.120.148:1099/JADE</text:p>
      <text:p text:style-name="P1"><text:s text:c="2"/>&gt; Order 0010@10.20.120.148:1099/JADE</text:p>
      <text:p text:style-name="P1"><text:s text:c="2"/>&gt; Order 0008@10.20.120.148:1099/JADE</text:p>
      <text:p text:style-name="P1"><text:s text:c="2"/>&gt; Order 0006@10.20.120.148:1099/JADE</text:p>
      <text:p text:style-name="P1"><text:s text:c="2"/>&gt; Order 0001@10.20.120.148:1099/JADE</text:p>
      <text:p text:style-name="P1">------------------------------------</text:p>
      <text:p text:style-name="P2"/>
      <text:p text:style-name="P1">KRAKEN: Requested Order 0001.</text:p>
      <text:p text:style-name="P1">Order 0001 assigned to KRAKEN.</text:p>
      <text:p text:style-name="P1">Order 0001: Requesting parts...</text:p>
      <text:p text:style-name="P1">KRAKEN: Received order. Status: busy.</text:p>
      <text:p text:style-name="P1"><text:soft-page-break/>Order 0001</text:p>
      <text:p text:style-name="P1">WarehouseManager: There is a total of 5 pending orders and 5 assigned orders.</text:p>
      <text:p text:style-name="P2"/>
      <text:p text:style-name="P2"/>
      <text:p text:style-name="P1">-SEARCHING FOR AGENTS---------------</text:p>
      <text:p text:style-name="P1">KRAKEN: Found the following active agents:</text:p>
      <text:p text:style-name="P1">------------------------------------</text:p>
      <text:p text:style-name="P2"/>
      <text:p text:style-name="P1">KRAKEN: Requesting pieces</text:p>
      <text:p text:style-name="P1">Shelf1: Order request received</text:p>
      <text:p text:style-name="P1">Shelf2: Order request received</text:p>
      <text:p text:style-name="P1">Shelf2: deregistering service.</text:p>
      <text:p text:style-name="P1">Shelf2: All pieces are available. Sending position...</text:p>
      <text:p text:style-name="P1">Shelf1: deregistering service.</text:p>
      <text:p text:style-name="P1">Shelf1: All pieces are available. Sending position...</text:p>
      <text:p text:style-name="P1">KRAKEN: Selected Closest Shelf: ( agent-identifier :name Shelf1@10.20.120.148:1099/JADE <text:s/>:addresses (sequence http://laverden-X55C:7778/acc ))</text:p>
      <text:p text:style-name="P2"/>
      <text:p text:style-name="P1">------------------------------------</text:p>
      <text:p text:style-name="P1">Argen: [report].</text:p>
      <text:p text:style-name="P1"><text:s text:c="2"/>&gt; Shelf has been fetched.</text:p>
      <text:p text:style-name="P1">------------------------------------</text:p>
      <text:p text:style-name="P2"/>
      <text:p text:style-name="P1">------------------------------------</text:p>
      <text:p text:style-name="P1">HYDRA: [status].</text:p>
      <text:p text:style-name="P1"><text:s text:c="2"/>&gt; Shelf here</text:p>
      <text:p text:style-name="P1"><text:s text:c="2"/>&gt; Proceeding with the order.</text:p>
      <text:p text:style-name="P1">------------------------------------</text:p>
      <text:p text:style-name="P2"/>
      <text:p text:style-name="P1">--------------------------</text:p>
      <text:p text:style-name="P1">Argen: [message received].</text:p>
      <text:p text:style-name="P1"><text:s text:c="2"/>&gt; Command: return</text:p>
      <text:p text:style-name="P1">Argen: [returning].</text:p>
      <text:p text:style-name="P1"><text:s text:c="2"/>&gt; Shelf: Shelf4</text:p>
      <text:p text:style-name="P1"><text:s text:c="2"/>&gt; Returned to: 19.11,30.32</text:p>
      <text:p text:style-name="P1">--------------------------</text:p>
      <text:p text:style-name="P2"/>
      <text:p text:style-name="P1">------------------------------------</text:p>
      <text:p text:style-name="P1">HYDRA [searching orders].</text:p>
      <text:p text:style-name="P1">Found the following orders:</text:p>
      <text:p text:style-name="P1"><text:s text:c="2"/>&gt; Order 0005@10.20.120.148:1099/JADE</text:p>
      <text:p text:style-name="P1"><text:s text:c="2"/>&gt; Order 0004@10.20.120.148:1099/JADE</text:p>
      <text:p text:style-name="P1"><text:s text:c="2"/>&gt; Order 0010@10.20.120.148:1099/JADE</text:p>
      <text:p text:style-name="P1"><text:s text:c="2"/>&gt; Order 0008@10.20.120.148:1099/JADE</text:p>
      <text:p text:style-name="P1"><text:s text:c="2"/>&gt; Order 0006@10.20.120.148:1099/JADE</text:p>
      <text:p text:style-name="P1">------------------------------------</text:p>
      <text:p text:style-name="P2"/>
      <text:p text:style-name="P1">HYDRA: Requested Order 0006.</text:p>
      <text:p text:style-name="P1">Order 0006 assigned to HYDRA.</text:p>
      <text:p text:style-name="P1">Order 0006: Requesting parts...</text:p>
      <text:p text:style-name="P1">HYDRA: Received order. Status: busy.</text:p>
      <text:p text:style-name="P1">Order 0006</text:p>
      <text:p text:style-name="P1">WarehouseManager: There is a total of 4 pending orders and 6 assigned orders.</text:p>
      <text:p text:style-name="P1">Shelf2: registering service.</text:p>
      <text:p text:style-name="P2"/>
      <text:p text:style-name="P2"/>
      <text:p text:style-name="P1">-SEARCHING FOR AGENTS---------------</text:p>
      <text:p text:style-name="P1"><text:soft-page-break/>HYDRA: Found the following active agents:</text:p>
      <text:p text:style-name="P1">------------------------------------</text:p>
      <text:p text:style-name="P2"/>
      <text:p text:style-name="P1">HYDRA: Requesting pieces</text:p>
      <text:p text:style-name="P1">Shelf2: Order request received</text:p>
      <text:p text:style-name="P1">------------------------------------</text:p>
      <text:p text:style-name="P1">KRAKEN: [searching agents].</text:p>
      <text:p text:style-name="P1">Active agents:</text:p>
      <text:p text:style-name="P1"><text:s text:c="2"/>&gt; Diego@10.20.120.148:1099/JADE</text:p>
      <text:p text:style-name="P1">Robot picking will take place.</text:p>
      <text:p text:style-name="P1">------------------------------------</text:p>
      <text:p text:style-name="P2"/>
      <text:p text:style-name="P1">--------------------------</text:p>
      <text:p text:style-name="P1">Diego: [message received].</text:p>
      <text:p text:style-name="P1"><text:s text:c="2"/>&gt; Command: localization</text:p>
      <text:p text:style-name="P1">Shelf2: deregistering service.</text:p>
      <text:p text:style-name="P1">Shelf2: All pieces are available. Sending position...</text:p>
      <text:p text:style-name="P1"><text:s text:c="2"/>&gt; Location: (5.10, 35.70)</text:p>
      <text:p text:style-name="P1"><text:s text:c="2"/>&gt; I have sent my localization</text:p>
      <text:p text:style-name="P1">-------------------------</text:p>
      <text:p text:style-name="P2"/>
      <text:p text:style-name="P1">HYDRA: Selected Closest Shelf: ( agent-identifier :name Shelf2@10.20.120.148:1099/JADE <text:s/>:addresses (sequence http://laverden-X55C:7778/acc ))</text:p>
      <text:p text:style-name="P1">------------------------------------</text:p>
      <text:p text:style-name="P1">KRAKEN: [commanding to fetch].</text:p>
      <text:p text:style-name="P1"><text:s text:c="2"/>&gt; Closest robot found: Diego</text:p>
      <text:p text:style-name="P1"><text:s text:c="2"/>&gt; Fetch sent to the chosen agent.</text:p>
      <text:p text:style-name="P1"><text:s text:c="2"/>&gt; Waiting for finalization.</text:p>
      <text:p text:style-name="P1">------------------------------------</text:p>
      <text:p text:style-name="P1">--------------------------</text:p>
      <text:p text:style-name="P1">Diego: [message received].</text:p>
      <text:p text:style-name="P1"><text:s text:c="2"/>&gt; Command: fetch</text:p>
      <text:p text:style-name="P1">Diego: [fetching].</text:p>
      <text:p text:style-name="P1"><text:s text:c="2"/>&gt; Picker at: 57.09,79.26</text:p>
      <text:p text:style-name="P1"><text:s text:c="2"/>&gt; Target at: 88.75,65.21</text:p>
      <text:p text:style-name="P1">--------------------------</text:p>
      <text:p text:style-name="P2"/>
      <text:p text:style-name="P2"/>
      <text:p text:style-name="P1">------------------------------------</text:p>
      <text:p text:style-name="P1">Nicolas: [report].</text:p>
      <text:p text:style-name="P1"><text:s text:c="2"/>&gt; Shelf has been returned.</text:p>
      <text:p text:style-name="P1">------------------------------------</text:p>
      <text:p text:style-name="P2"/>
      <text:p text:style-name="P1">Shelf3: registering service.</text:p>
      <text:p text:style-name="P1">Shelf3@10.20.120.148:1099/JADE: Only 99 vtxs left.</text:p>
      <text:p text:style-name="P1">Shelf3@10.20.120.148:1099/JADE: Only 99 gimbals left.</text:p>
      <text:p text:style-name="P1">Shelf3@10.20.120.148:1099/JADE: Only 92 wiress left.</text:p>
      <text:p text:style-name="P1">Shelf3@10.20.120.148:1099/JADE: Only 99 landinggears left.</text:p>
      <text:p text:style-name="P1">Shelf3@10.20.120.148:1099/JADE: Only 99 pmus left.</text:p>
      <text:p text:style-name="P1">Shelf3@10.20.120.148:1099/JADE: Only 96 escs left.</text:p>
      <text:p text:style-name="P1">Shelf3@10.20.120.148:1099/JADE: Only 99 gcus left.</text:p>
      <text:p text:style-name="P1">Shelf3@10.20.120.148:1099/JADE: Only 99 covers left.</text:p>
      <text:p text:style-name="P1">Shelf3@10.20.120.148:1099/JADE: Only 96 motors left.</text:p>
      <text:p text:style-name="P1">Shelf3@10.20.120.148:1099/JADE: Only 92 cabless left.</text:p>
      <text:p text:style-name="P1">Shelf3@10.20.120.148:1099/JADE: Only 99 bases left.</text:p>
      <text:p text:style-name="P1">Shelf3@10.20.120.148:1099/JADE: Only 99 iosds left.</text:p>
      <text:p text:style-name="P1">Shelf3@10.20.120.148:1099/JADE: Only 97 blades left.</text:p>
      <text:p text:style-name="P1"><text:soft-page-break/>Shelf3@10.20.120.148:1099/JADE: Only 99 globalmounts left.</text:p>
      <text:p text:style-name="P1">Shelf3@10.20.120.148:1099/JADE: Only 98 armss left.</text:p>
      <text:p text:style-name="P1">Shelf3@10.20.120.148:1099/JADE: Only 99 imus left.</text:p>
      <text:p text:style-name="P1">Shelf3@10.20.120.148:1099/JADE: Only 99 nazams left.</text:p>
      <text:p text:style-name="P1">Shelf3@10.20.120.148:1099/JADE: Only 99 rxs left.</text:p>
      <text:p text:style-name="P1">------------------------------------</text:p>
      <text:p text:style-name="P1">HYDRA: [searching agents].</text:p>
      <text:p text:style-name="P1">Active agents:</text:p>
      <text:p text:style-name="P1"><text:s text:c="2"/>&gt; Nicolas@10.20.120.148:1099/JADE</text:p>
      <text:p text:style-name="P1">Robot picking will take place.</text:p>
      <text:p text:style-name="P1">------------------------------------</text:p>
      <text:p text:style-name="P2"/>
      <text:p text:style-name="P1">--------------------------</text:p>
      <text:p text:style-name="P1">Nicolas: [message received].</text:p>
      <text:p text:style-name="P1"><text:s text:c="2"/>&gt; Command: localization</text:p>
      <text:p text:style-name="P1"><text:s text:c="2"/>&gt; Location: (1.74, 0.02)</text:p>
      <text:p text:style-name="P1"><text:s text:c="2"/>&gt; I have sent my localization</text:p>
      <text:p text:style-name="P1">-------------------------</text:p>
      <text:p text:style-name="P2"/>
      <text:p text:style-name="P1">------------------------------------</text:p>
      <text:p text:style-name="P1">HYDRA: [commanding to fetch].</text:p>
      <text:p text:style-name="P1"><text:s text:c="2"/>&gt; Closest robot found: Nicolas</text:p>
      <text:p text:style-name="P1"><text:s text:c="2"/>&gt; Fetch sent to the chosen agent.</text:p>
      <text:p text:style-name="P1"><text:s text:c="2"/>&gt; Waiting for finalization.</text:p>
      <text:p text:style-name="P1">------------------------------------</text:p>
      <text:p text:style-name="P1">--------------------------</text:p>
      <text:p text:style-name="P1">Nicolas: [message received].</text:p>
      <text:p text:style-name="P1"><text:s text:c="2"/>&gt; Command: fetch</text:p>
      <text:p text:style-name="P1">Nicolas: [fetching].</text:p>
      <text:p text:style-name="P1"><text:s text:c="2"/>&gt; Picker at: 58.14,51.60</text:p>
      <text:p text:style-name="P1"><text:s text:c="2"/>&gt; Target at: 85.66,27.34</text:p>
      <text:p text:style-name="P1">--------------------------</text:p>
      <text:p text:style-name="P2"/>
      <text:p text:style-name="P2"/>
      <text:p text:style-name="P1">------------------------------------</text:p>
      <text:p text:style-name="P1">Argen: [report].</text:p>
      <text:p text:style-name="P1"><text:s text:c="2"/>&gt; Shelf has been returned.</text:p>
      <text:p text:style-name="P1">------------------------------------</text:p>
      <text:p text:style-name="P2"/>
      <text:p text:style-name="P1">Shelf4: registering service.</text:p>
      <text:p text:style-name="P1">Shelf4@10.20.120.148:1099/JADE: Only 99 vtxs left.</text:p>
      <text:p text:style-name="P1">Shelf4@10.20.120.148:1099/JADE: Only 99 gimbals left.</text:p>
      <text:p text:style-name="P1">Shelf4@10.20.120.148:1099/JADE: Only 92 wiress left.</text:p>
      <text:p text:style-name="P1">Shelf4@10.20.120.148:1099/JADE: Only 99 landinggears left.</text:p>
      <text:p text:style-name="P1">Shelf4@10.20.120.148:1099/JADE: Only 99 pmus left.</text:p>
      <text:p text:style-name="P1">Shelf4@10.20.120.148:1099/JADE: Only 96 escs left.</text:p>
      <text:p text:style-name="P1">Shelf4@10.20.120.148:1099/JADE: Only 99 gcus left.</text:p>
      <text:p text:style-name="P1">Shelf4@10.20.120.148:1099/JADE: Only 99 covers left.</text:p>
      <text:p text:style-name="P1">Shelf4@10.20.120.148:1099/JADE: Only 96 motors left.</text:p>
      <text:p text:style-name="P1">Shelf4@10.20.120.148:1099/JADE: Only 92 cabless left.</text:p>
      <text:p text:style-name="P1">Shelf4@10.20.120.148:1099/JADE: Only 99 bases left.</text:p>
      <text:p text:style-name="P1">Shelf4@10.20.120.148:1099/JADE: Only 99 iosds left.</text:p>
      <text:p text:style-name="P1">Shelf4@10.20.120.148:1099/JADE: Only 97 blades left.</text:p>
      <text:p text:style-name="P1">Shelf4@10.20.120.148:1099/JADE: Only 99 globalmounts left.</text:p>
      <text:p text:style-name="P1">Shelf4@10.20.120.148:1099/JADE: Only 98 armss left.</text:p>
      <text:p text:style-name="P1">Shelf4@10.20.120.148:1099/JADE: Only 99 imus left.</text:p>
      <text:p text:style-name="P1">Shelf4@10.20.120.148:1099/JADE: Only 99 nazams left.</text:p>
      <text:p text:style-name="P1">Shelf4@10.20.120.148:1099/JADE: Only 99 rxs left.</text:p>
      <text:p text:style-name="P2"><text:soft-page-break/></text:p>
      <text:p text:style-name="P1">------------------------------------</text:p>
      <text:p text:style-name="P1">Diego: [report].</text:p>
      <text:p text:style-name="P1"><text:s text:c="2"/>&gt; Shelf has been fetched.</text:p>
      <text:p text:style-name="P1">------------------------------------</text:p>
      <text:p text:style-name="P2"/>
      <text:p text:style-name="P1">------------------------------------</text:p>
      <text:p text:style-name="P1">KRAKEN: [status].</text:p>
      <text:p text:style-name="P1"><text:s text:c="2"/>&gt; Shelf here</text:p>
      <text:p text:style-name="P1"><text:s text:c="2"/>&gt; Proceeding with the order.</text:p>
      <text:p text:style-name="P1">------------------------------------</text:p>
      <text:p text:style-name="P2"/>
      <text:p text:style-name="P1">--------------------------</text:p>
      <text:p text:style-name="P1">Diego: [message received].</text:p>
      <text:p text:style-name="P1"><text:s text:c="2"/>&gt; Command: return</text:p>
      <text:p text:style-name="P1">Diego: [returning].</text:p>
      <text:p text:style-name="P1"><text:s text:c="2"/>&gt; Shelf: Shelf1</text:p>
      <text:p text:style-name="P1"><text:s text:c="2"/>&gt; Returned to: 88.75,65.21</text:p>
      <text:p text:style-name="P1">--------------------------</text:p>
      <text:p text:style-name="P2"/>
      <text:p text:style-name="P1">------------------------------------</text:p>
      <text:p text:style-name="P1">KRAKEN [searching orders].</text:p>
      <text:p text:style-name="P1">Found the following orders:</text:p>
      <text:p text:style-name="P1"><text:s text:c="2"/>&gt; Order 0005@10.20.120.148:1099/JADE</text:p>
      <text:p text:style-name="P1"><text:s text:c="2"/>&gt; Order 0004@10.20.120.148:1099/JADE</text:p>
      <text:p text:style-name="P1"><text:s text:c="2"/>&gt; Order 0010@10.20.120.148:1099/JADE</text:p>
      <text:p text:style-name="P1"><text:s text:c="2"/>&gt; Order 0008@10.20.120.148:1099/JADE</text:p>
      <text:p text:style-name="P1">------------------------------------</text:p>
      <text:p text:style-name="P2"/>
      <text:p text:style-name="P1">KRAKEN: Requested Order 0008.</text:p>
      <text:p text:style-name="P1">Order 0008 assigned to KRAKEN.</text:p>
      <text:p text:style-name="P1">Order 0008: Requesting parts...</text:p>
      <text:p text:style-name="P1">KRAKEN: Received order. Status: busy.</text:p>
      <text:p text:style-name="P1">Order 0008</text:p>
      <text:p text:style-name="P1">WarehouseManager: There is a total of 3 pending orders and 7 assigned orders.</text:p>
      <text:p text:style-name="P2"/>
      <text:p text:style-name="P2"/>
      <text:p text:style-name="P1">-SEARCHING FOR AGENTS---------------</text:p>
      <text:p text:style-name="P1">KRAKEN: Found the following active agents:</text:p>
      <text:p text:style-name="P1">------------------------------------</text:p>
      <text:p text:style-name="P2"/>
      <text:p text:style-name="P1">KRAKEN: Requesting pieces</text:p>
      <text:p text:style-name="P1">Shelf3: Order request received</text:p>
      <text:p text:style-name="P1">Shelf4: Order request received</text:p>
      <text:p text:style-name="P1">Shelf3: deregistering service.</text:p>
      <text:p text:style-name="P1">Shelf3: All pieces are available. Sending position...</text:p>
      <text:p text:style-name="P1">Shelf4: deregistering service.</text:p>
      <text:p text:style-name="P1">Shelf4: All pieces are available. Sending position...</text:p>
      <text:p text:style-name="P1">KRAKEN: Selected Closest Shelf: ( agent-identifier :name Shelf3@10.20.120.148:1099/JADE <text:s/>:addresses (sequence http://laverden-X55C:7778/acc ))</text:p>
      <text:p text:style-name="P2"/>
      <text:p text:style-name="P1">------------------------------------</text:p>
      <text:p text:style-name="P1">Nicolas: [report].</text:p>
      <text:p text:style-name="P1"><text:s text:c="2"/>&gt; Shelf has been fetched.</text:p>
      <text:p text:style-name="P1">------------------------------------</text:p>
      <text:p text:style-name="P2"/>
      <text:p text:style-name="P1">------------------------------------</text:p>
      <text:p text:style-name="P1"><text:soft-page-break/>HYDRA: [status].</text:p>
      <text:p text:style-name="P1"><text:s text:c="2"/>&gt; Shelf here</text:p>
      <text:p text:style-name="P1"><text:s text:c="2"/>&gt; Proceeding with the order.</text:p>
      <text:p text:style-name="P1">------------------------------------</text:p>
      <text:p text:style-name="P2"/>
      <text:p text:style-name="P1">--------------------------</text:p>
      <text:p text:style-name="P1">Nicolas: [message received].</text:p>
      <text:p text:style-name="P1"><text:s text:c="2"/>&gt; Command: return</text:p>
      <text:p text:style-name="P1">Nicolas: [returning].</text:p>
      <text:p text:style-name="P1"><text:s text:c="2"/>&gt; Shelf: Shelf2</text:p>
      <text:p text:style-name="P1"><text:s text:c="2"/>&gt; Returned to: 85.66,27.34</text:p>
      <text:p text:style-name="P1">--------------------------</text:p>
      <text:p text:style-name="P2"/>
      <text:p text:style-name="P1">------------------------------------</text:p>
      <text:p text:style-name="P1">HYDRA [searching orders].</text:p>
      <text:p text:style-name="P1">Found the following orders:</text:p>
      <text:p text:style-name="P1"><text:s text:c="2"/>&gt; Order 0005@10.20.120.148:1099/JADE</text:p>
      <text:p text:style-name="P1"><text:s text:c="2"/>&gt; Order 0004@10.20.120.148:1099/JADE</text:p>
      <text:p text:style-name="P1"><text:s text:c="2"/>&gt; Order 0010@10.20.120.148:1099/JADE</text:p>
      <text:p text:style-name="P1">------------------------------------</text:p>
      <text:p text:style-name="P2"/>
      <text:p text:style-name="P1">HYDRA: Requested Order 0010.</text:p>
      <text:p text:style-name="P1">Order 0010 assigned to HYDRA.</text:p>
      <text:p text:style-name="P1">Shelf4: registering service.</text:p>
      <text:p text:style-name="P1">------------------------------------</text:p>
      <text:p text:style-name="P1">KRAKEN: [searching agents].</text:p>
      <text:p text:style-name="P1">Active agents:</text:p>
      <text:p text:style-name="P1"><text:s text:c="2"/>&gt; Argen@10.20.120.148:1099/JADE</text:p>
      <text:p text:style-name="P1">Robot picking will take place.</text:p>
      <text:p text:style-name="P1">------------------------------------</text:p>
      <text:p text:style-name="P2"/>
      <text:p text:style-name="P1">--------------------------</text:p>
      <text:p text:style-name="P1">Argen: [message received].</text:p>
      <text:p text:style-name="P1"><text:s text:c="2"/>&gt; Command: localization</text:p>
      <text:p text:style-name="P1">Order 0010: Requesting parts...</text:p>
      <text:p text:style-name="P1">HYDRA: Received order. Status: busy.</text:p>
      <text:p text:style-name="P1">Order 0010</text:p>
      <text:p text:style-name="P1"><text:s text:c="2"/>&gt; Location: (45.21, 88.88)</text:p>
      <text:p text:style-name="P1">WarehouseManager: There is a total of 2 pending orders and 8 assigned orders.</text:p>
      <text:p text:style-name="P1"><text:s text:c="2"/>&gt; I have sent my localization</text:p>
      <text:p text:style-name="P1">-------------------------</text:p>
      <text:p text:style-name="P2"/>
      <text:p text:style-name="P2"/>
      <text:p text:style-name="P2"/>
      <text:p text:style-name="P1">-SEARCHING FOR AGENTS---------------</text:p>
      <text:p text:style-name="P1">HYDRA: Found the following active agents:</text:p>
      <text:p text:style-name="P1">------------------------------------</text:p>
      <text:p text:style-name="P2"/>
      <text:p text:style-name="P1">HYDRA: Requesting pieces</text:p>
      <text:p text:style-name="P1">Shelf4: Order request received</text:p>
      <text:p text:style-name="P1">Shelf4: deregistering service.</text:p>
      <text:p text:style-name="P1">Shelf4: All pieces are available. Sending position...</text:p>
      <text:p text:style-name="P1">HYDRA: Selected Closest Shelf: ( agent-identifier :name Shelf4@10.20.120.148:1099/JADE <text:s/>:addresses (sequence http://laverden-X55C:7778/acc ))</text:p>
      <text:p text:style-name="P1">------------------------------------</text:p>
      <text:p text:style-name="P1">KRAKEN: [commanding to fetch].</text:p>
      <text:p text:style-name="P1"><text:s text:c="2"/>&gt; Closest robot found: Argen</text:p>
      <text:p text:style-name="P1"><text:soft-page-break/><text:s text:c="2"/>&gt; Fetch sent to the chosen agent.</text:p>
      <text:p text:style-name="P1"><text:s text:c="2"/>&gt; Waiting for finalization.</text:p>
      <text:p text:style-name="P1">------------------------------------</text:p>
      <text:p text:style-name="P1">--------------------------</text:p>
      <text:p text:style-name="P1">Argen: [message received].</text:p>
      <text:p text:style-name="P1"><text:s text:c="2"/>&gt; Command: fetch</text:p>
      <text:p text:style-name="P1">Argen: [fetching].</text:p>
      <text:p text:style-name="P1"><text:s text:c="2"/>&gt; Picker at: 57.09,79.26</text:p>
      <text:p text:style-name="P1"><text:s text:c="2"/>&gt; Target at: 15.24,88.01</text:p>
      <text:p text:style-name="P1">--------------------------</text:p>
      <text:p text:style-name="P2"/>
      <text:p text:style-name="P2"/>
      <text:p text:style-name="P1">------------------------------------</text:p>
      <text:p text:style-name="P1">Diego: [report].</text:p>
      <text:p text:style-name="P1"><text:s text:c="2"/>&gt; Shelf has been returned.</text:p>
      <text:p text:style-name="P1">------------------------------------</text:p>
      <text:p text:style-name="P2"/>
      <text:p text:style-name="P1">Shelf1: registering service.</text:p>
      <text:p text:style-name="P1">Shelf1@10.20.120.148:1099/JADE: Only 98 vtxs left.</text:p>
      <text:p text:style-name="P1">Shelf1@10.20.120.148:1099/JADE: Only 98 gimbals left.</text:p>
      <text:p text:style-name="P1">Shelf1@10.20.120.148:1099/JADE: Only 72 wiress left.</text:p>
      <text:p text:style-name="P1">Shelf1@10.20.120.148:1099/JADE: Only 98 landinggears left.</text:p>
      <text:p text:style-name="P1">Shelf1@10.20.120.148:1099/JADE: Only 98 pmus left.</text:p>
      <text:p text:style-name="P1">Shelf1@10.20.120.148:1099/JADE: Only 86 escs left.</text:p>
      <text:p text:style-name="P1">Shelf1@10.20.120.148:1099/JADE: Only 98 gcus left.</text:p>
      <text:p text:style-name="P1">Shelf1@10.20.120.148:1099/JADE: Only 98 covers left.</text:p>
      <text:p text:style-name="P1">Shelf1@10.20.120.148:1099/JADE: Only 86 motors left.</text:p>
      <text:p text:style-name="P1">Shelf1@10.20.120.148:1099/JADE: Only 72 cabless left.</text:p>
      <text:p text:style-name="P1">Shelf1@10.20.120.148:1099/JADE: Only 98 bases left.</text:p>
      <text:p text:style-name="P1">Shelf1@10.20.120.148:1099/JADE: Only 98 iosds left.</text:p>
      <text:p text:style-name="P1">Shelf1@10.20.120.148:1099/JADE: Only 91 blades left.</text:p>
      <text:p text:style-name="P1">Shelf1@10.20.120.148:1099/JADE: Only 98 globalmounts left.</text:p>
      <text:p text:style-name="P1">Shelf1@10.20.120.148:1099/JADE: Only 93 armss left.</text:p>
      <text:p text:style-name="P1">Shelf1@10.20.120.148:1099/JADE: Only 98 imus left.</text:p>
      <text:p text:style-name="P1">Shelf1@10.20.120.148:1099/JADE: Only 98 nazams left.</text:p>
      <text:p text:style-name="P1">Shelf1@10.20.120.148:1099/JADE: Only 98 rxs left.</text:p>
      <text:p text:style-name="P1">------------------------------------</text:p>
      <text:p text:style-name="P1">HYDRA: [searching agents].</text:p>
      <text:p text:style-name="P1">Active agents:</text:p>
      <text:p text:style-name="P1"><text:s text:c="2"/>&gt; Diego@10.20.120.148:1099/JADE</text:p>
      <text:p text:style-name="P1">Robot picking will take place.</text:p>
      <text:p text:style-name="P1">------------------------------------</text:p>
      <text:p text:style-name="P2"/>
      <text:p text:style-name="P1">--------------------------</text:p>
      <text:p text:style-name="P1">Diego: [message received].</text:p>
      <text:p text:style-name="P1"><text:s text:c="2"/>&gt; Command: localization</text:p>
      <text:p text:style-name="P1"><text:s text:c="2"/>&gt; Location: (5.10, 35.70)</text:p>
      <text:p text:style-name="P1"><text:s text:c="2"/>&gt; I have sent my localization</text:p>
      <text:p text:style-name="P1">-------------------------</text:p>
      <text:p text:style-name="P2"/>
      <text:p text:style-name="P1">------------------------------------</text:p>
      <text:p text:style-name="P1">HYDRA: [commanding to fetch].</text:p>
      <text:p text:style-name="P1"><text:s text:c="2"/>&gt; Closest robot found: Diego</text:p>
      <text:p text:style-name="P1"><text:s text:c="2"/>&gt; Fetch sent to the chosen agent.</text:p>
      <text:p text:style-name="P1"><text:s text:c="2"/>&gt; Waiting for finalization.</text:p>
      <text:p text:style-name="P1">------------------------------------</text:p>
      <text:p text:style-name="P1">--------------------------</text:p>
      <text:p text:style-name="P1">Diego: [message received].</text:p>
      <text:p text:style-name="P1"><text:soft-page-break/><text:s text:c="2"/>&gt; Command: fetch</text:p>
      <text:p text:style-name="P1">Diego: [fetching].</text:p>
      <text:p text:style-name="P1"><text:s text:c="2"/>&gt; Picker at: 58.14,51.60</text:p>
      <text:p text:style-name="P1"><text:s text:c="2"/>&gt; Target at: 19.11,30.32</text:p>
      <text:p text:style-name="P1">--------------------------</text:p>
      <text:p text:style-name="P2"/>
      <text:p text:style-name="P2"/>
      <text:p text:style-name="P1">------------------------------------</text:p>
      <text:p text:style-name="P1">Nicolas: [report].</text:p>
      <text:p text:style-name="P1"><text:s text:c="2"/>&gt; Shelf has been returned.</text:p>
      <text:p text:style-name="P1">------------------------------------</text:p>
      <text:p text:style-name="P2"/>
      <text:p text:style-name="P1">Shelf2: registering service.</text:p>
      <text:p text:style-name="P1">Shelf2@10.20.120.148:1099/JADE: Only 98 vtxs left.</text:p>
      <text:p text:style-name="P1">Shelf2@10.20.120.148:1099/JADE: Only 98 gimbals left.</text:p>
      <text:p text:style-name="P1">Shelf2@10.20.120.148:1099/JADE: Only 68 wiress left.</text:p>
      <text:p text:style-name="P1">Shelf2@10.20.120.148:1099/JADE: Only 98 landinggears left.</text:p>
      <text:p text:style-name="P1">Shelf2@10.20.120.148:1099/JADE: Only 98 pmus left.</text:p>
      <text:p text:style-name="P1">Shelf2@10.20.120.148:1099/JADE: Only 84 escs left.</text:p>
      <text:p text:style-name="P1">Shelf2@10.20.120.148:1099/JADE: Only 98 gcus left.</text:p>
      <text:p text:style-name="P1">Shelf2@10.20.120.148:1099/JADE: Only 98 covers left.</text:p>
      <text:p text:style-name="P1">Shelf2@10.20.120.148:1099/JADE: Only 84 motors left.</text:p>
      <text:p text:style-name="P1">Shelf2@10.20.120.148:1099/JADE: Only 68 cabless left.</text:p>
      <text:p text:style-name="P1">Shelf2@10.20.120.148:1099/JADE: Only 98 bases left.</text:p>
      <text:p text:style-name="P1">Shelf2@10.20.120.148:1099/JADE: Only 98 iosds left.</text:p>
      <text:p text:style-name="P1">Shelf2@10.20.120.148:1099/JADE: Only 90 blades left.</text:p>
      <text:p text:style-name="P1">Shelf2@10.20.120.148:1099/JADE: Only 98 globalmounts left.</text:p>
      <text:p text:style-name="P1">Shelf2@10.20.120.148:1099/JADE: Only 92 armss left.</text:p>
      <text:p text:style-name="P1">Shelf2@10.20.120.148:1099/JADE: Only 98 imus left.</text:p>
      <text:p text:style-name="P1">Shelf2@10.20.120.148:1099/JADE: Only 98 nazams left.</text:p>
      <text:p text:style-name="P1">Shelf2@10.20.120.148:1099/JADE: Only 98 rxs left.</text:p>
      <text:p text:style-name="P2"/>
      <text:p text:style-name="P1">------------------------------------</text:p>
      <text:p text:style-name="P1">Argen: [report].</text:p>
      <text:p text:style-name="P1"><text:s text:c="2"/>&gt; Shelf has been fetched.</text:p>
      <text:p text:style-name="P1">------------------------------------</text:p>
      <text:p text:style-name="P2"/>
      <text:p text:style-name="P1">------------------------------------</text:p>
      <text:p text:style-name="P1">KRAKEN: [status].</text:p>
      <text:p text:style-name="P1"><text:s text:c="2"/>&gt; Shelf here</text:p>
      <text:p text:style-name="P1"><text:s text:c="2"/>&gt; Proceeding with the order.</text:p>
      <text:p text:style-name="P1">------------------------------------</text:p>
      <text:p text:style-name="P2"/>
      <text:p text:style-name="P1">--------------------------</text:p>
      <text:p text:style-name="P1">Argen: [message received].</text:p>
      <text:p text:style-name="P1"><text:s text:c="2"/>&gt; Command: return</text:p>
      <text:p text:style-name="P1">Argen: [returning].</text:p>
      <text:p text:style-name="P1"><text:s text:c="2"/>&gt; Shelf: Shelf3</text:p>
      <text:p text:style-name="P1"><text:s text:c="2"/>&gt; Returned to: 15.24,88.01</text:p>
      <text:p text:style-name="P1">--------------------------</text:p>
      <text:p text:style-name="P2"/>
      <text:p text:style-name="P1">------------------------------------</text:p>
      <text:p text:style-name="P1">KRAKEN [searching orders].</text:p>
      <text:p text:style-name="P1">Found the following orders:</text:p>
      <text:p text:style-name="P1"><text:s text:c="2"/>&gt; Order 0005@10.20.120.148:1099/JADE</text:p>
      <text:p text:style-name="P1"><text:s text:c="2"/>&gt; Order 0004@10.20.120.148:1099/JADE</text:p>
      <text:p text:style-name="P1">------------------------------------</text:p>
      <text:p text:style-name="P2"/>
      <text:p text:style-name="P1"><text:soft-page-break/>KRAKEN: Requested Order 0004.</text:p>
      <text:p text:style-name="P1">Order 0004 assigned to KRAKEN.</text:p>
      <text:p text:style-name="P1">Order 0004: Requesting parts...</text:p>
      <text:p text:style-name="P1">KRAKEN: Received order. Status: busy.</text:p>
      <text:p text:style-name="P1">Order 0004</text:p>
      <text:p text:style-name="P1">WarehouseManager: There is a total of 1 pending orders and 9 assigned orders.</text:p>
      <text:p text:style-name="P2"/>
      <text:p text:style-name="P2"/>
      <text:p text:style-name="P1">-SEARCHING FOR AGENTS---------------</text:p>
      <text:p text:style-name="P1">KRAKEN: Found the following active agents:</text:p>
      <text:p text:style-name="P1">------------------------------------</text:p>
      <text:p text:style-name="P2"/>
      <text:p text:style-name="P1">KRAKEN: Requesting pieces</text:p>
      <text:p text:style-name="P1">Shelf1: Order request received</text:p>
      <text:p text:style-name="P1">Shelf2: Order request received</text:p>
      <text:p text:style-name="P1">Shelf1: deregistering service.</text:p>
      <text:p text:style-name="P1">Shelf1: All pieces are available. Sending position...</text:p>
      <text:p text:style-name="P1">Shelf2: deregistering service.</text:p>
      <text:p text:style-name="P1">Shelf2: All pieces are available. Sending position...</text:p>
      <text:p text:style-name="P1">KRAKEN: Selected Closest Shelf: ( agent-identifier :name Shelf1@10.20.120.148:1099/JADE <text:s/>:addresses (sequence http://laverden-X55C:7778/acc ))</text:p>
      <text:p text:style-name="P2"/>
      <text:p text:style-name="P1">------------------------------------</text:p>
      <text:p text:style-name="P1">Diego: [report].</text:p>
      <text:p text:style-name="P1"><text:s text:c="2"/>&gt; Shelf has been fetched.</text:p>
      <text:p text:style-name="P1">------------------------------------</text:p>
      <text:p text:style-name="P2"/>
      <text:p text:style-name="P1">------------------------------------</text:p>
      <text:p text:style-name="P1">HYDRA: [status].</text:p>
      <text:p text:style-name="P1"><text:s text:c="2"/>&gt; Shelf here</text:p>
      <text:p text:style-name="P1"><text:s text:c="2"/>&gt; Proceeding with the order.</text:p>
      <text:p text:style-name="P1">------------------------------------</text:p>
      <text:p text:style-name="P2"/>
      <text:p text:style-name="P1">--------------------------</text:p>
      <text:p text:style-name="P1">Diego: [message received].</text:p>
      <text:p text:style-name="P1"><text:s text:c="2"/>&gt; Command: return</text:p>
      <text:p text:style-name="P1">Diego: [returning].</text:p>
      <text:p text:style-name="P1"><text:s text:c="2"/>&gt; Shelf: Shelf4</text:p>
      <text:p text:style-name="P1"><text:s text:c="2"/>&gt; Returned to: 19.11,30.32</text:p>
      <text:p text:style-name="P1">--------------------------</text:p>
      <text:p text:style-name="P2"/>
      <text:p text:style-name="P1">Shelf2: registering service.</text:p>
      <text:p text:style-name="P1">------------------------------------</text:p>
      <text:p text:style-name="P1">KRAKEN: [searching agents].</text:p>
      <text:p text:style-name="P1">Active agents:</text:p>
      <text:p text:style-name="P1"><text:s text:c="2"/>&gt; Nicolas@10.20.120.148:1099/JADE</text:p>
      <text:p text:style-name="P1">Robot picking will take place.</text:p>
      <text:p text:style-name="P1">------------------------------------</text:p>
      <text:p text:style-name="P2"/>
      <text:p text:style-name="P1">--------------------------</text:p>
      <text:p text:style-name="P1">Nicolas: [message received].</text:p>
      <text:p text:style-name="P1"><text:s text:c="2"/>&gt; Command: localization</text:p>
      <text:p text:style-name="P1">------------------------------------</text:p>
      <text:p text:style-name="P1"><text:s text:c="2"/>&gt; Location: (1.74, 0.02)</text:p>
      <text:p text:style-name="P1"><text:s text:c="2"/>&gt; I have sent my localization</text:p>
      <text:p text:style-name="P1">-------------------------</text:p>
      <text:p text:style-name="P2"/>
      <text:p text:style-name="P1"><text:soft-page-break/>HYDRA [searching orders].</text:p>
      <text:p text:style-name="P1">Found the following orders:</text:p>
      <text:p text:style-name="P1"><text:s text:c="2"/>&gt; Order 0005@10.20.120.148:1099/JADE</text:p>
      <text:p text:style-name="P1">------------------------------------</text:p>
      <text:p text:style-name="P2"/>
      <text:p text:style-name="P1">HYDRA: Requested Order 0005.</text:p>
      <text:p text:style-name="P1">Order 0005 assigned to HYDRA.</text:p>
      <text:p text:style-name="P1">Order 0005: Requesting parts...</text:p>
      <text:p text:style-name="P1">HYDRA: Received order. Status: busy.</text:p>
      <text:p text:style-name="P1">Order 0005</text:p>
      <text:p text:style-name="P1">WarehouseManager: There is a total of 0 pending orders and 10 assigned orders.</text:p>
      <text:p text:style-name="P2"/>
      <text:p text:style-name="P2"/>
      <text:p text:style-name="P1">-SEARCHING FOR AGENTS---------------</text:p>
      <text:p text:style-name="P1">HYDRA: Found the following active agents:</text:p>
      <text:p text:style-name="P1">------------------------------------</text:p>
      <text:p text:style-name="P2"/>
      <text:p text:style-name="P1">HYDRA: Requesting pieces</text:p>
      <text:p text:style-name="P1">Shelf2: Order request received</text:p>
      <text:p text:style-name="P1">Shelf2: deregistering service.</text:p>
      <text:p text:style-name="P1">Shelf2: All pieces are available. Sending position...</text:p>
      <text:p text:style-name="P1">HYDRA: Selected Closest Shelf: ( agent-identifier :name Shelf2@10.20.120.148:1099/JADE <text:s/>:addresses (sequence http://laverden-X55C:7778/acc ))</text:p>
      <text:p text:style-name="P1">------------------------------------</text:p>
      <text:p text:style-name="P1">KRAKEN: [commanding to fetch].</text:p>
      <text:p text:style-name="P1"><text:s text:c="2"/>&gt; Closest robot found: Nicolas</text:p>
      <text:p text:style-name="P1"><text:s text:c="2"/>&gt; Fetch sent to the chosen agent.</text:p>
      <text:p text:style-name="P1"><text:s text:c="2"/>&gt; Waiting for finalization.</text:p>
      <text:p text:style-name="P1">------------------------------------</text:p>
      <text:p text:style-name="P1">--------------------------</text:p>
      <text:p text:style-name="P1">Nicolas: [message received].</text:p>
      <text:p text:style-name="P1"><text:s text:c="2"/>&gt; Command: fetch</text:p>
      <text:p text:style-name="P1">Nicolas: [fetching].</text:p>
      <text:p text:style-name="P1"><text:s text:c="2"/>&gt; Picker at: 57.09,79.26</text:p>
      <text:p text:style-name="P1"><text:s text:c="2"/>&gt; Target at: 88.75,65.21</text:p>
      <text:p text:style-name="P1">--------------------------</text:p>
      <text:p text:style-name="P2"/>
      <text:p text:style-name="P2"/>
      <text:p text:style-name="P1">------------------------------------</text:p>
      <text:p text:style-name="P1">Argen: [report].</text:p>
      <text:p text:style-name="P1"><text:s text:c="2"/>&gt; Shelf has been returned.</text:p>
      <text:p text:style-name="P1">------------------------------------</text:p>
      <text:p text:style-name="P2"/>
      <text:p text:style-name="P1">Shelf3: registering service.</text:p>
      <text:p text:style-name="P1">Shelf3@10.20.120.148:1099/JADE: Only 98 vtxs left.</text:p>
      <text:p text:style-name="P1">Shelf3@10.20.120.148:1099/JADE: Only 98 gimbals left.</text:p>
      <text:p text:style-name="P1">Shelf3@10.20.120.148:1099/JADE: Only 76 wiress left.</text:p>
      <text:p text:style-name="P1">Shelf3@10.20.120.148:1099/JADE: Only 98 landinggears left.</text:p>
      <text:p text:style-name="P1">Shelf3@10.20.120.148:1099/JADE: Only 98 pmus left.</text:p>
      <text:p text:style-name="P1">Shelf3@10.20.120.148:1099/JADE: Only 88 escs left.</text:p>
      <text:p text:style-name="P1">Shelf3@10.20.120.148:1099/JADE: Only 98 gcus left.</text:p>
      <text:p text:style-name="P1">Shelf3@10.20.120.148:1099/JADE: Only 98 covers left.</text:p>
      <text:p text:style-name="P1">Shelf3@10.20.120.148:1099/JADE: Only 88 motors left.</text:p>
      <text:p text:style-name="P1">Shelf3@10.20.120.148:1099/JADE: Only 76 cabless left.</text:p>
      <text:p text:style-name="P1">Shelf3@10.20.120.148:1099/JADE: Only 98 bases left.</text:p>
      <text:p text:style-name="P1">Shelf3@10.20.120.148:1099/JADE: Only 98 iosds left.</text:p>
      <text:p text:style-name="P1">Shelf3@10.20.120.148:1099/JADE: Only 92 blades left.</text:p>
      <text:p text:style-name="P1"><text:soft-page-break/>Shelf3@10.20.120.148:1099/JADE: Only 98 globalmounts left.</text:p>
      <text:p text:style-name="P1">Shelf3@10.20.120.148:1099/JADE: Only 94 armss left.</text:p>
      <text:p text:style-name="P1">Shelf3@10.20.120.148:1099/JADE: Only 98 imus left.</text:p>
      <text:p text:style-name="P1">Shelf3@10.20.120.148:1099/JADE: Only 98 nazams left.</text:p>
      <text:p text:style-name="P1">Shelf3@10.20.120.148:1099/JADE: Only 98 rxs left.</text:p>
      <text:p text:style-name="P1">------------------------------------</text:p>
      <text:p text:style-name="P1">HYDRA: [searching agents].</text:p>
      <text:p text:style-name="P1">Active agents:</text:p>
      <text:p text:style-name="P1"><text:s text:c="2"/>&gt; Argen@10.20.120.148:1099/JADE</text:p>
      <text:p text:style-name="P1">Robot picking will take place.</text:p>
      <text:p text:style-name="P1">------------------------------------</text:p>
      <text:p text:style-name="P2"/>
      <text:p text:style-name="P1">--------------------------</text:p>
      <text:p text:style-name="P1">Argen: [message received].</text:p>
      <text:p text:style-name="P1"><text:s text:c="2"/>&gt; Command: localization</text:p>
      <text:p text:style-name="P1"><text:s text:c="2"/>&gt; Location: (45.21, 88.88)</text:p>
      <text:p text:style-name="P1"><text:s text:c="2"/>&gt; I have sent my localization</text:p>
      <text:p text:style-name="P1">-------------------------</text:p>
      <text:p text:style-name="P2"/>
      <text:p text:style-name="P1">------------------------------------</text:p>
      <text:p text:style-name="P1">HYDRA: [commanding to fetch].</text:p>
      <text:p text:style-name="P1"><text:s text:c="2"/>&gt; Closest robot found: Argen</text:p>
      <text:p text:style-name="P1"><text:s text:c="2"/>&gt; Fetch sent to the chosen agent.</text:p>
      <text:p text:style-name="P1"><text:s text:c="2"/>&gt; Waiting for finalization.</text:p>
      <text:p text:style-name="P1">------------------------------------</text:p>
      <text:p text:style-name="P1">--------------------------</text:p>
      <text:p text:style-name="P1">Argen: [message received].</text:p>
      <text:p text:style-name="P1"><text:s text:c="2"/>&gt; Command: fetch</text:p>
      <text:p text:style-name="P1">Argen: [fetching].</text:p>
      <text:p text:style-name="P1"><text:s text:c="2"/>&gt; Picker at: 58.14,51.60</text:p>
      <text:p text:style-name="P1"><text:s text:c="2"/>&gt; Target at: 85.66,27.34</text:p>
      <text:p text:style-name="P1">--------------------------</text:p>
      <text:p text:style-name="P2"/>
      <text:p text:style-name="P2"/>
      <text:p text:style-name="P1">------------------------------------</text:p>
      <text:p text:style-name="P1">Diego: [report].</text:p>
      <text:p text:style-name="P1"><text:s text:c="2"/>&gt; Shelf has been returned.</text:p>
      <text:p text:style-name="P1">------------------------------------</text:p>
      <text:p text:style-name="P2"/>
      <text:p text:style-name="P1">Shelf4: registering service.</text:p>
      <text:p text:style-name="P1">Shelf4@10.20.120.148:1099/JADE: Only 98 vtxs left.</text:p>
      <text:p text:style-name="P1">Shelf4@10.20.120.148:1099/JADE: Only 98 gimbals left.</text:p>
      <text:p text:style-name="P1">Shelf4@10.20.120.148:1099/JADE: Only 84 wiress left.</text:p>
      <text:p text:style-name="P1">Shelf4@10.20.120.148:1099/JADE: Only 98 landinggears left.</text:p>
      <text:p text:style-name="P1">Shelf4@10.20.120.148:1099/JADE: Only 98 pmus left.</text:p>
      <text:p text:style-name="P1">Shelf4@10.20.120.148:1099/JADE: Only 92 escs left.</text:p>
      <text:p text:style-name="P1">Shelf4@10.20.120.148:1099/JADE: Only 98 gcus left.</text:p>
      <text:p text:style-name="P1">Shelf4@10.20.120.148:1099/JADE: Only 98 covers left.</text:p>
      <text:p text:style-name="P1">Shelf4@10.20.120.148:1099/JADE: Only 92 motors left.</text:p>
      <text:p text:style-name="P1">Shelf4@10.20.120.148:1099/JADE: Only 84 cabless left.</text:p>
      <text:p text:style-name="P1">Shelf4@10.20.120.148:1099/JADE: Only 98 bases left.</text:p>
      <text:p text:style-name="P1">Shelf4@10.20.120.148:1099/JADE: Only 98 iosds left.</text:p>
      <text:p text:style-name="P1">Shelf4@10.20.120.148:1099/JADE: Only 94 blades left.</text:p>
      <text:p text:style-name="P1">Shelf4@10.20.120.148:1099/JADE: Only 98 globalmounts left.</text:p>
      <text:p text:style-name="P1">Shelf4@10.20.120.148:1099/JADE: Only 96 armss left.</text:p>
      <text:p text:style-name="P1">Shelf4@10.20.120.148:1099/JADE: Only 98 imus left.</text:p>
      <text:p text:style-name="P1">Shelf4@10.20.120.148:1099/JADE: Only 98 nazams left.</text:p>
      <text:p text:style-name="P1">Shelf4@10.20.120.148:1099/JADE: Only 98 rxs left.</text:p>
      <text:p text:style-name="P2"><text:soft-page-break/></text:p>
      <text:p text:style-name="P1">------------------------------------</text:p>
      <text:p text:style-name="P1">Nicolas: [report].</text:p>
      <text:p text:style-name="P1"><text:s text:c="2"/>&gt; Shelf has been fetched.</text:p>
      <text:p text:style-name="P1">------------------------------------</text:p>
      <text:p text:style-name="P2"/>
      <text:p text:style-name="P1">------------------------------------</text:p>
      <text:p text:style-name="P1">KRAKEN: [status].</text:p>
      <text:p text:style-name="P1"><text:s text:c="2"/>&gt; Shelf here</text:p>
      <text:p text:style-name="P1"><text:s text:c="2"/>&gt; Proceeding with the order.</text:p>
      <text:p text:style-name="P1">------------------------------------</text:p>
      <text:p text:style-name="P2"/>
      <text:p text:style-name="P1">--------------------------</text:p>
      <text:p text:style-name="P1">Nicolas: [message received].</text:p>
      <text:p text:style-name="P1"><text:s text:c="2"/>&gt; Command: return</text:p>
      <text:p text:style-name="P1">Nicolas: [returning].</text:p>
      <text:p text:style-name="P1"><text:s text:c="2"/>&gt; Shelf: Shelf1</text:p>
      <text:p text:style-name="P1"><text:s text:c="2"/>&gt; Returned to: 88.75,65.21</text:p>
      <text:p text:style-name="P1">--------------------------</text:p>
      <text:p text:style-name="P2"/>
      <text:p text:style-name="P1">------------------------------------</text:p>
      <text:p text:style-name="P1">KRAKEN [searching orders].</text:p>
      <text:p text:style-name="P1">Found the following orders:</text:p>
      <text:p text:style-name="P1"><text:s text:c="2"/>&gt; No available orders.</text:p>
      <text:p text:style-name="P2"/>
      <text:p text:style-name="P1">------------------------------------</text:p>
      <text:p text:style-name="P1">Argen: [report].</text:p>
      <text:p text:style-name="P1"><text:s text:c="2"/>&gt; Shelf has been fetched.</text:p>
      <text:p text:style-name="P1">------------------------------------</text:p>
      <text:p text:style-name="P2"/>
      <text:p text:style-name="P1">------------------------------------</text:p>
      <text:p text:style-name="P1">HYDRA: [status].</text:p>
      <text:p text:style-name="P1"><text:s text:c="2"/>&gt; Shelf here</text:p>
      <text:p text:style-name="P1"><text:s text:c="2"/>&gt; Proceeding with the order.</text:p>
      <text:p text:style-name="P1">------------------------------------</text:p>
      <text:p text:style-name="P2"/>
      <text:p text:style-name="P1">--------------------------</text:p>
      <text:p text:style-name="P1">Argen: [message received].</text:p>
      <text:p text:style-name="P1"><text:s text:c="2"/>&gt; Command: return</text:p>
      <text:p text:style-name="P1">Argen: [returning].</text:p>
      <text:p text:style-name="P1"><text:s text:c="2"/>&gt; Shelf: Shelf2</text:p>
      <text:p text:style-name="P1"><text:s text:c="2"/>&gt; Returned to: 85.66,27.34</text:p>
      <text:p text:style-name="P1">--------------------------</text:p>
      <text:p text:style-name="P2"/>
      <text:p text:style-name="P1">------------------------------------</text:p>
      <text:p text:style-name="P1">HYDRA [searching orders].</text:p>
      <text:p text:style-name="P1">Found the following orders:</text:p>
      <text:p text:style-name="P1"><text:s text:c="2"/>&gt; No available orders.</text:p>
      <text:p text:style-name="P2"/>
      <text:p text:style-name="P1">------------------------------------</text:p>
      <text:p text:style-name="P1">Nicolas: [report].</text:p>
      <text:p text:style-name="P1"><text:s text:c="2"/>&gt; Shelf has been returned.</text:p>
      <text:p text:style-name="P1">------------------------------------</text:p>
      <text:p text:style-name="P2"/>
      <text:p text:style-name="P1">Shelf1: registering service.</text:p>
      <text:p text:style-name="P1">Shelf1@10.20.120.148:1099/JADE: Only 97 vtxs left.</text:p>
      <text:p text:style-name="P1">Shelf1@10.20.120.148:1099/JADE: Only 97 gimbals left.</text:p>
      <text:p text:style-name="P1">Shelf1@10.20.120.148:1099/JADE: Only 60 wiress left.</text:p>
      <text:p text:style-name="P1"><text:soft-page-break/>Shelf1@10.20.120.148:1099/JADE: Only 97 landinggears left.</text:p>
      <text:p text:style-name="P1">Shelf1@10.20.120.148:1099/JADE: Only 97 pmus left.</text:p>
      <text:p text:style-name="P1">Shelf1@10.20.120.148:1099/JADE: Only 80 escs left.</text:p>
      <text:p text:style-name="P1">Shelf1@10.20.120.148:1099/JADE: Only 97 gcus left.</text:p>
      <text:p text:style-name="P1">Shelf1@10.20.120.148:1099/JADE: Only 97 covers left.</text:p>
      <text:p text:style-name="P1">Shelf1@10.20.120.148:1099/JADE: Only 80 motors left.</text:p>
      <text:p text:style-name="P1">Shelf1@10.20.120.148:1099/JADE: Only 60 cabless left.</text:p>
      <text:p text:style-name="P1">Shelf1@10.20.120.148:1099/JADE: Only 97 bases left.</text:p>
      <text:p text:style-name="P1">Shelf1@10.20.120.148:1099/JADE: Only 97 iosds left.</text:p>
      <text:p text:style-name="P1">Shelf1@10.20.120.148:1099/JADE: Only 87 blades left.</text:p>
      <text:p text:style-name="P1">Shelf1@10.20.120.148:1099/JADE: Only 97 globalmounts left.</text:p>
      <text:p text:style-name="P1">Shelf1@10.20.120.148:1099/JADE: Only 90 armss left.</text:p>
      <text:p text:style-name="P1">Shelf1@10.20.120.148:1099/JADE: Only 97 imus left.</text:p>
      <text:p text:style-name="P1">Shelf1@10.20.120.148:1099/JADE: Only 97 nazams left.</text:p>
      <text:p text:style-name="P1">Shelf1@10.20.120.148:1099/JADE: Only 97 rxs left.</text:p>
      <text:p text:style-name="P2"/>
      <text:p text:style-name="P1">------------------------------------</text:p>
      <text:p text:style-name="P1">Argen: [report].</text:p>
      <text:p text:style-name="P1"><text:s text:c="2"/>&gt; Shelf has been returned.</text:p>
      <text:p text:style-name="P1">------------------------------------</text:p>
      <text:p text:style-name="P2"/>
      <text:p text:style-name="P1">Shelf2: registering service.</text:p>
      <text:p text:style-name="P1">Shelf2@10.20.120.148:1099/JADE: Only 97 vtxs left.</text:p>
      <text:p text:style-name="P1">Shelf2@10.20.120.148:1099/JADE: Only 97 gimbals left.</text:p>
      <text:p text:style-name="P1">Shelf2@10.20.120.148:1099/JADE: Only 60 wiress left.</text:p>
      <text:p text:style-name="P1">Shelf2@10.20.120.148:1099/JADE: Only 97 landinggears left.</text:p>
      <text:p text:style-name="P1">Shelf2@10.20.120.148:1099/JADE: Only 97 pmus left.</text:p>
      <text:p text:style-name="P1">Shelf2@10.20.120.148:1099/JADE: Only 80 escs left.</text:p>
      <text:p text:style-name="P1">Shelf2@10.20.120.148:1099/JADE: Only 97 gcus left.</text:p>
      <text:p text:style-name="P1">Shelf2@10.20.120.148:1099/JADE: Only 97 covers left.</text:p>
      <text:p text:style-name="P1">Shelf2@10.20.120.148:1099/JADE: Only 80 motors left.</text:p>
      <text:p text:style-name="P1">Shelf2@10.20.120.148:1099/JADE: Only 60 cabless left.</text:p>
      <text:p text:style-name="P1">Shelf2@10.20.120.148:1099/JADE: Only 97 bases left.</text:p>
      <text:p text:style-name="P1">Shelf2@10.20.120.148:1099/JADE: Only 97 iosds left.</text:p>
      <text:p text:style-name="P1">Shelf2@10.20.120.148:1099/JADE: Only 87 blades left.</text:p>
      <text:p text:style-name="P1">Shelf2@10.20.120.148:1099/JADE: Only 97 globalmounts left.</text:p>
      <text:p text:style-name="P1">Shelf2@10.20.120.148:1099/JADE: Only 90 armss left.</text:p>
      <text:p text:style-name="P1">Shelf2@10.20.120.148:1099/JADE: Only 97 imus left.</text:p>
      <text:p text:style-name="P1">Shelf2@10.20.120.148:1099/JADE: Only 97 nazams left.</text:p>
      <text:p text:style-name="P1">Shelf2@10.20.120.148:1099/JADE: Only 97 rxs lef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verden </meta:initial-creator>
    <meta:creation-date>2014-12-09T20:41:39</meta:creation-date>
    <dc:date>2014-12-10T12:04:22</dc:date>
    <dc:creator>Laverden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2" meta:paragraph-count="988" meta:word-count="3486" meta:character-count="34308" meta:non-whitespace-character-count="31333"/>
  </office:meta>
</office:document-meta>
</file>